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仿宋" svg:font-family="华文仿宋" style:font-adornments="粗体" style:font-pitch="variable"/>
    <style:font-face style:name="黑体1" svg:font-family="黑体" style:font-adornments="标准" style:font-pitch="variable"/>
    <style:font-face style:name="Book Antiqua" svg:font-family="'Book Antiqua'" style:font-adornments="粗体" style:font-family-generic="roman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7" style:family="table-row">
      <style:table-row-properties style:min-row-height="15.596cm"/>
    </style:style>
    <style:style style:name="表格1.8" style:family="table-row">
      <style:table-row-properties style:min-row-height="0.81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49cm" style:rel-column-width="16383*"/>
    </style:style>
    <style:style style:name="表格2.D" style:family="table-column">
      <style:table-column-properties style:column-width="4.251cm" style:rel-column-width="16386*"/>
    </style:style>
    <style:style style:name="表格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D1" style:family="table-cell">
      <style:table-cell-properties fo:background-color="#e6e6e6" fo:padding="0.097cm" fo:border="0.002cm solid #000000">
        <style:background-image/>
      </style:table-cell-properties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封面标题" style:master-page-name="First_20_Page">
      <style:paragraph-properties style:page-number="auto"/>
    </style:style>
    <style:style style:name="P7" style:family="paragraph" style:parent-style-name="Heading_20_1" style:master-page-name="文前页">
      <style:paragraph-properties style:page-number="1"/>
    </style:style>
    <style:style style:name="P8" style:family="paragraph" style:parent-style-name="Heading_20_1" style:master-page-name="正文页">
      <style:paragraph-properties style:page-number="1"/>
    </style:style>
    <style:style style:name="P9" style:family="paragraph" style:parent-style-name="Heading_20_1" style:master-page-name="文后页">
      <style:paragraph-properties style:page-number="auto"/>
    </style:style>
    <style:style style:name="P10" style:family="paragraph" style:parent-style-name="Contents_20_Heading" style:master-page-name="文前页">
      <style:paragraph-properties style:page-number="auto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." text:name="图"/>
      </text:sequence-decls>
      <text:p text:style-name="P5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5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P6"><text:title>ObjectServer 白皮书</text:title></text:p>
          </table:table-cell>
        </table:table-row>
        <table:table-row>
          <table:table-cell table:style-name="表格1.A1" office:value-type="string">
            <text:p text:style-name="封面副标题"><text:subject>面向 .NET/Mono 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/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07-06T09:34:12.14" text:fixed="true">2011年7月</text:date></text:p>
          </table:table-cell>
        </table:table-row>
      </table:table>
      <text:p text:style-name="P4">文档状态：草稿</text:p>
      <text:p text:style-name="P4">密级：机密</text:p>
      <text:h text:style-name="P7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p text:style-name="Standard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0">目录</text:p>
          </text:index-title>
          <text:p text:style-name="P11">修订记录<text:tab/>i</text:p>
          <text:p text:style-name="P11"><text:s/>1.简介<text:tab/>1</text:p>
          <text:p text:style-name="P11"><text:s/>2.索引<text:tab/>2</text:p>
        </text:index-body>
      </text:table-of-content>
      <text:p text:style-name="Standard"/>
      <text:p text:style-name="Standard"><text:reference-mark text:name="文前最后一页"/></text:p>
      <text:h text:style-name="P8" text:outline-level="1">简介</text:h>
      <text:p text:style-name="Text_20_body"/>
      <text:h text:style-name="P9" text:outline-level="1">索引</text:h>
      <text:p text:style-name="Text_20_body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仿宋" svg:font-family="华文仿宋" style:font-adornments="粗体" style:font-pitch="variable"/>
    <style:font-face style:name="黑体1" svg:font-family="黑体" style:font-adornments="标准" style:font-pitch="variable"/>
    <style:font-face style:name="Book Antiqua" svg:font-family="'Book Antiqua'" style:font-adornments="粗体" style:font-family-generic="roman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>
        <style:tab-stops/>
      </style:paragraph-properties>
      <style:text-properties style:font-name="Cambria" fo:font-size="10.5pt" fo:font-weight="normal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529cm" fo:line-height="100%" fo:text-indent="0cm" style:auto-text-indent="false" style:page-number="auto" fo:break-before="page" fo:padding="0.101cm" fo:border-left="none" fo:border-right="none" fo:border-top="none" fo:border-bottom="0.035cm solid #666666" style:shadow="none" style:join-border="false"/>
      <style:text-properties style:use-window-font-color="true" style:font-name="DejaVu Sans Condensed" fo:font-size="16pt" fo:font-weight="normal" style:font-size-asian="16pt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49cm" fo:margin-bottom="0.349cm" fo:line-height="100%" fo:text-indent="0cm" style:auto-text-indent="false" fo:padding="0.101cm" fo:border-left="none" fo:border-right="none" fo:border-top="none" fo:border-bottom="0.002cm solid #b3b3b3" style:shadow="none"/>
      <style:text-properties style:use-window-font-color="true" style:font-name="DejaVu Sans Condensed" fo:font-size="12pt" fo:font-weight="normal" style:font-size-asian="12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cm" fo:margin-bottom="0.42cm" fo:line-height="100%" fo:text-indent="0cm" style:auto-text-indent="false" fo:padding="0.101cm" fo:border-left="none" fo:border-right="none" fo:border-top="none" fo:border-bottom="0.002cm solid #999999" style:shadow="none"/>
      <style:text-properties style:use-window-font-color="true" style:font-name="DejaVu Sans Condensed" fo:font-size="14pt" fo:font-style="normal" fo:font-weight="normal" style:font-size-asian="14pt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.15cm" fo:border-left="none" fo:border-right="none" fo:border-top="none" fo:border-bottom="0.035cm solid #666666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>
      <style:paragraph-properties fo:text-align="center" style:justify-single-word="false"/>
      <style:text-properties style:font-name="Book Antiqua" fo:font-size="22pt" fo:font-weight="bold" style:font-name-asian="华文仿宋" style:font-size-asian="22pt" style:font-weight-asian="bold" style:font-size-complex="12pt"/>
    </style:style>
    <style:style style:name="封面副标题" style:family="paragraph" style:parent-style-name="Standard" style:class="extra">
      <style:paragraph-properties fo:text-align="center" style:justify-single-word="false"/>
      <style:text-properties style:font-name="Arial1" fo:font-size="16pt" fo:font-weight="normal" style:font-name-asian="黑体1" style:font-size-asian="16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新宋体1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21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白皮书</text:title></text:p>
      </style:header>
      <style:footer>
        <text:p text:style-name="MP2">第<text:page-number text:select-page="current">2</text:page-number>页，共<text:page-count>6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II</text:page-number>页，共<text:page-count>6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白皮书</text:title><text:tab/><text:chapter text:display="number-and-name" text:outline-level="1"> 1.简介</text:chapter><text:tab/><text:placeholder text:placeholder-type="image">&lt;这里放 Logo&gt;</text:placeholder><text:bookmark-end text:name="__DdeLink__511_171232772"/></text:p>
      </style:header>
      <style:footer>
        <text:p text:style-name="MP2"><text:bookmark-start text:name="__DdeLink__1647_171232772"/><text:bookmark-start text:name="__DdeLink__1637_171232772"/><text:span text:style-name="MT1">第</text:span><text:bookmark-start text:name="__DdeLink__504_171232772"/><text:page-number text:select-page="current">2</text:page-number><text:span text:style-name="MT1">页，共</text:span><text:bookmark-end text:name="__DdeLink__504_171232772"/><text:span text:style-name="MT1"><text:reference-ref text:ref-name="正文和文后最后一页">2</text:reference-ref></text:span><text:span text:style-name="MT1">页</text:span><text:bookmark-end text:name="__DdeLink__1647_171232772"/><text:bookmark-end text:name="__DdeLink__1637_171232772"/></text:p>
      </style:footer>
    </style:master-page>
    <style:master-page style:name="文后页" style:page-layout-name="Mpm5">
      <style:header>
        <text:p text:style-name="MP1"><text:title>ObjectServer 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63_137617427"/><text:bookmark-start text:name="__DdeLink__277_137617427"/><text:bookmark-start text:name="__DdeLink__289_137617427"/><text:span text:style-name="MT1">第</text:span><text:bookmark-start text:name="__DdeLink__504_1712327721"/><text:page-number text:select-page="current">2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2</text:reference-ref></text:span><text:bookmark-end text:name="__DdeLink__289_137617427"/><text:bookmark-end text:name="__DdeLink__303_137617427"/><text:span text:style-name="MT1">页</text:span><text:bookmark-end text:name="__DdeLink__263_137617427"/><text:bookmark-end text:name="__DdeLink__277_137617427"/></text:p>
      </style:footer>
    </style:master-page>
    <style:master-page style:name="文前页" style:page-layout-name="Mpm6">
      <style:header>
        <text:p text:style-name="MP1"><text:title>ObjectServer 白皮书</text:title><text:tab/><text:tab/><text:placeholder text:placeholder-type="image">&lt;这里放 Logo&gt;</text:placeholder></text:p>
      </style:header>
      <style:footer>
        <text:p text:style-name="MP2">第<text:page-number text:select-page="current">2</text:page-number>页，共<text:reference-ref text:ref-name="文前最后一页">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白皮书</dc:title>
    <dc:subject>面向 .NET/Mono 的数据库应用快速开发平台</dc:subject>
    <meta:document-statistic meta:table-count="2" meta:image-count="0" meta:object-count="0" meta:page-count="6" meta:paragraph-count="33" meta:word-count="107" meta:character-count="225"/>
  </office:meta>
</office:document-meta>
</file>